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Bookman Old Style1" svg:font-family="'Bookman Old Style'" style:font-family-generic="roman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44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1.485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Bookman Old Style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Bookman Old Style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Bookman Old Style1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Bookman Old Style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Bookman Old Style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Bookman Old Style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Bookman Old Style1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Bookman Old Style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Bookman Old Style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Bookman Old Style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Bookman Old Style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Bookman Old Style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P10</text:p>
          </table:table-cell>
          <table:table-cell office:value-type="string" calcext:value-type="string">
            <text:p>P50</text:p>
          </table:table-cell>
          <table:table-cell office:value-type="string" calcext:value-type="string">
            <text:p>P90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64.878" calcext:value-type="float">
            <text:p>64,878</text:p>
          </table:table-cell>
          <table:table-cell office:value-type="float" office:value="78.191" calcext:value-type="float">
            <text:p>78,191</text:p>
          </table:table-cell>
          <table:table-cell office:value-type="float" office:value="88.809" calcext:value-type="float">
            <text:p>88,809</text:p>
          </table:table-cell>
        </table:table-row>
        <table:table-row table:style-name="ro1">
          <table:table-cell office:value-type="string" calcext:value-type="string">
            <text:p>sexomujeres</text:p>
          </table:table-cell>
          <table:table-cell office:value-type="float" office:value="-2.399" calcext:value-type="float">
            <text:p>-2,399</text:p>
          </table:table-cell>
          <table:table-cell office:value-type="float" office:value="-2.987" calcext:value-type="float">
            <text:p>-2,987</text:p>
          </table:table-cell>
          <table:table-cell office:value-type="float" office:value="-1.874" calcext:value-type="float">
            <text:p>-1,874</text:p>
          </table:table-cell>
        </table:table-row>
        <table:table-row table:style-name="ro1">
          <table:table-cell office:value-type="string" calcext:value-type="string">
            <text:p>sector_fusionadoprivado</text:p>
          </table:table-cell>
          <table:table-cell office:value-type="float" office:value="-18.763" calcext:value-type="float">
            <text:p>-18,763</text:p>
          </table:table-cell>
          <table:table-cell office:value-type="float" office:value="-11.361" calcext:value-type="float">
            <text:p>-11,361</text:p>
          </table:table-cell>
          <table:table-cell office:value-type="float" office:value="-5.088" calcext:value-type="float">
            <text:p>-5,088</text:p>
          </table:table-cell>
        </table:table-row>
        <table:table-row table:style-name="ro1">
          <table:table-cell office:value-type="string" calcext:value-type="string">
            <text:p>region_fusionadasNOA NEA Cuyo</text:p>
          </table:table-cell>
          <table:table-cell office:value-type="float" office:value="-4.159" calcext:value-type="float">
            <text:p>-4,159</text:p>
          </table:table-cell>
          <table:table-cell office:value-type="float" office:value="-3.621" calcext:value-type="float">
            <text:p>-3,621</text:p>
          </table:table-cell>
          <table:table-cell office:value-type="float" office:value="-2.236" calcext:value-type="float">
            <text:p>-2,236</text:p>
          </table:table-cell>
        </table:table-row>
        <table:table-row table:style-name="ro1">
          <table:table-cell office:value-type="string" calcext:value-type="string">
            <text:p>region_fusionadasPatag�nica</text:p>
          </table:table-cell>
          <table:table-cell office:value-type="float" office:value="2.792" calcext:value-type="float">
            <text:p>2,792</text:p>
          </table:table-cell>
          <table:table-cell office:value-type="float" office:value="3.941" calcext:value-type="float">
            <text:p>3,941</text:p>
          </table:table-cell>
          <table:table-cell office:value-type="float" office:value="2.651" calcext:value-type="float">
            <text:p>2,651</text:p>
          </table:table-cell>
        </table:table-row>
        <table:table-row table:style-name="ro1">
          <table:table-cell office:value-type="string" calcext:value-type="string">
            <text:p>grupos_edades_2[33,46)</text:p>
          </table:table-cell>
          <table:table-cell office:value-type="float" office:value="2.365" calcext:value-type="float">
            <text:p>2,365</text:p>
          </table:table-cell>
          <table:table-cell office:value-type="float" office:value="2.156" calcext:value-type="float">
            <text:p>2,156</text:p>
          </table:table-cell>
          <table:table-cell office:value-type="float" office:value="2.072" calcext:value-type="float">
            <text:p>2,072</text:p>
          </table:table-cell>
        </table:table-row>
        <table:table-row table:style-name="ro1">
          <table:table-cell office:value-type="string" calcext:value-type="string">
            <text:p>grupos_edades_2[46,88]</text:p>
          </table:table-cell>
          <table:table-cell office:value-type="float" office:value="0.681" calcext:value-type="float">
            <text:p>0,681</text:p>
          </table:table-cell>
          <table:table-cell office:value-type="float" office:value="-0.636" calcext:value-type="float">
            <text:p>-0,636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formula="of:=(67.34-64.4)/67.34" office:value-type="float" office:value="0.0436590436590436" calcext:value-type="float">
            <text:p>0,043659043659044</text:p>
          </table:table-cell>
          <table:table-cell table:number-columns-repeated="3"/>
        </table:table-row>
        <table:table-row table:style-name="ro1">
          <table:table-cell table:formula="of:=100*[.A12]" office:value-type="float" office:value="4.36590436590436" calcext:value-type="float">
            <text:p>4,36590436590436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2">
          <table:table-cell table:style-name="ce1" office:value-type="string" calcext:value-type="string">
            <text:p>Grupos de edades</text:p>
          </table:table-cell>
          <table:table-cell table:style-name="ce1" office:value-type="string" calcext:value-type="string">
            <text:p>Brecha de géner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4" office:value-type="string" calcext:value-type="string">
            <text:p>2.2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menos de 25</text:p>
          </table:table-cell>
          <table:table-cell table:style-name="ce5" office:value-type="string" calcext:value-type="string">
            <text:p>0.94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25-54</text:p>
          </table:table-cell>
          <table:table-cell table:style-name="ce5" office:value-type="string" calcext:value-type="string">
            <text:p>1.62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más de 54</text:p>
          </table:table-cell>
          <table:table-cell table:style-name="ce6" office:value-type="string" calcext:value-type="string">
            <text:p>4.3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Bookman Old Style1" svg:font-family="'Bookman Old Style'" style:font-family-generic="roman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2T14:45:40.169000000</meta:creation-date>
    <dc:date>2021-04-03T07:37:16.902000000</dc:date>
    <meta:editing-duration>PT15H34M24S</meta:editing-duration>
    <meta:editing-cycles>3</meta:editing-cycles>
    <meta:generator>LibreOffice/7.0.3.1$Windows_X86_64 LibreOffice_project/d7547858d014d4cf69878db179d326fc3483e082</meta:generator>
    <meta:document-statistic meta:table-count="1" meta:cell-count="43" meta:object-count="0"/>
  </office:meta>
</office:document-meta>
</file>